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7.199cm" table:align="left"/>
    </style:style>
    <style:style style:name="Tabela1.A" style:family="table-column">
      <style:table-column-properties style:column-width="14.217cm"/>
    </style:style>
    <style:style style:name="Tabela1.B" style:family="table-column">
      <style:table-column-properties style:column-width="0.986cm"/>
    </style:style>
    <style:style style:name="Tabela1.C" style:family="table-column">
      <style:table-column-properties style:column-width="1.201cm"/>
    </style:style>
    <style:style style:name="Tabela1.D" style:family="table-column">
      <style:table-column-properties style:column-width="1.302cm"/>
    </style:style>
    <style:style style:name="Tabela1.E" style:family="table-column">
      <style:table-column-properties style:column-width="1.304cm"/>
    </style:style>
    <style:style style:name="Tabela1.F" style:family="table-column">
      <style:table-column-properties style:column-width="1.282cm"/>
    </style:style>
    <style:style style:name="Tabela1.I" style:family="table-column">
      <style:table-column-properties style:column-width="1.404cm"/>
    </style:style>
    <style:style style:name="Tabela1.K" style:family="table-column">
      <style:table-column-properties style:column-width="1.49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K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weight="bold" officeooo:rsid="0011e39c" officeooo:paragraph-rsid="0011e39c" style:font-weight-asian="bold" style:font-weight-complex="bold"/>
    </style:style>
    <style:style style:name="P2" style:family="paragraph" style:parent-style-name="Standard">
      <style:text-properties style:font-name="Arial" fo:font-size="14pt" fo:font-weight="bold" officeooo:rsid="0011e39c" officeooo:paragraph-rsid="0011e39c" style:font-size-asian="14pt" style:font-weight-asian="bold" style:font-size-complex="14pt" style:font-weight-complex="bold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1e39c" officeooo:paragraph-rsid="0011e39c" style:font-weight-asian="bold" style:font-weight-complex="bold"/>
    </style:style>
    <style:style style:name="P5" style:family="paragraph" style:parent-style-name="Table_20_Contents"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fo:font-style="italic" officeooo:rsid="001295a1" officeooo:paragraph-rsid="001295a1" style:font-size-asian="11pt" style:font-style-asian="italic" style:font-size-complex="11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1pt" fo:font-style="italic" fo:font-weight="bold" officeooo:rsid="001295a1" officeooo:paragraph-rsid="001295a1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text-properties style:font-name="Arial" fo:font-size="14pt" fo:font-weight="bold" officeooo:rsid="0011e39c" officeooo:paragraph-rsid="0011e39c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1pt" fo:font-style="italic" officeooo:rsid="001a387d" officeooo:paragraph-rsid="001a387d" style:font-size-asian="11pt" style:font-style-asian="italic" style:font-size-complex="11pt" style:font-style-complex="italic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1pt" fo:font-style="italic" officeooo:rsid="001295a1" officeooo:paragraph-rsid="001295a1" style:font-size-asian="11pt" style:font-style-asian="italic" style:font-size-complex="11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1pt" fo:font-style="italic" officeooo:rsid="001b618b" officeooo:paragraph-rsid="001b618b" style:font-size-asian="11pt" style:font-style-asian="italic" style:font-size-complex="11pt" style:font-style-complex="italic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1pt" fo:font-style="italic" officeooo:rsid="001d44fb" officeooo:paragraph-rsid="001d44fb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ecc" style:font-weight-asian="bold" style:font-weight-complex="bold"/>
    </style:style>
    <style:style style:name="T3" style:family="text">
      <style:text-properties officeooo:rsid="00141ca3"/>
    </style:style>
    <style:style style:name="T4" style:family="text">
      <style:text-properties officeooo:rsid="0014e696"/>
    </style:style>
    <style:style style:name="T5" style:family="text">
      <style:text-properties officeooo:rsid="0015c6ab"/>
    </style:style>
    <style:style style:name="T6" style:family="text">
      <style:text-properties officeooo:rsid="0016f3de"/>
    </style:style>
    <style:style style:name="T7" style:family="text">
      <style:text-properties officeooo:rsid="001a387d"/>
    </style:style>
    <style:style style:name="T8" style:family="text">
      <style:text-properties officeooo:rsid="001a4a11"/>
    </style:style>
    <style:style style:name="T9" style:family="text">
      <style:text-properties officeooo:rsid="001b1ecc"/>
    </style:style>
    <style:style style:name="T10" style:family="text">
      <style:text-properties fo:font-weight="normal" officeooo:rsid="001b1ecc" style:font-weight-asian="normal" style:font-weight-complex="normal"/>
    </style:style>
    <style:style style:name="T11" style:family="text">
      <style:text-properties officeooo:rsid="001d44fb"/>
    </style:style>
    <style:style style:name="T12" style:family="text">
      <style:text-properties officeooo:rsid="001eb892"/>
    </style:style>
    <style:style style:name="T13" style:family="text">
      <style:text-properties officeooo:rsid="001ebf8d"/>
    </style:style>
    <style:style style:name="T14" style:family="text">
      <style:text-properties officeooo:rsid="001f61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EEE OPEN – Score Sheet (2017-Curitiba/Brazil)</text:p>
      <text:p text:style-name="P2"/>
      <text:p text:style-name="P2">Team Name: __________________________________<text:tab/><text:tab/>Round #: ___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D"/>
        <table:table-column table:style-name="Tabela1.E"/>
        <table:table-column table:style-name="Tabela1.I" table:number-columns-repeated="2"/>
        <table:table-column table:style-name="Tabela1.K"/>
        <table:table-row>
          <table:table-cell table:style-name="Tabela1.A1" office:value-type="string">
            <text:p text:style-name="P4">SCORE TYPE</text:p>
          </table:table-cell>
          <table:table-cell table:style-name="Tabela1.A1" office:value-type="string">
            <text:p text:style-name="P4">T1</text:p>
          </table:table-cell>
          <table:table-cell table:style-name="Tabela1.A1" office:value-type="string">
            <text:p text:style-name="P4">T2</text:p>
          </table:table-cell>
          <table:table-cell table:style-name="Tabela1.A1" office:value-type="string">
            <text:p text:style-name="P4">T3</text:p>
          </table:table-cell>
          <table:table-cell table:style-name="Tabela1.A1" office:value-type="string">
            <text:p text:style-name="P4">T4</text:p>
          </table:table-cell>
          <table:table-cell table:style-name="Tabela1.A1" office:value-type="string">
            <text:p text:style-name="P4">T5</text:p>
          </table:table-cell>
          <table:table-cell table:style-name="Tabela1.A1" office:value-type="string">
            <text:p text:style-name="P4">T6</text:p>
          </table:table-cell>
          <table:table-cell table:style-name="Tabela1.A1" office:value-type="string">
            <text:p text:style-name="P4">T7</text:p>
          </table:table-cell>
          <table:table-cell table:style-name="Tabela1.A1" office:value-type="string">
            <text:p text:style-name="P4">T8</text:p>
          </table:table-cell>
          <table:table-cell table:style-name="Tabela1.A1" office:value-type="string">
            <text:p text:style-name="P4">T9</text:p>
          </table:table-cell>
          <table:table-cell table:style-name="Tabela1.K1" office:value-type="string">
            <text:p text:style-name="P4">T10</text:p>
          </table:table-cell>
        </table:table-row>
        <table:table-row>
          <table:table-cell table:style-name="Tabela1.A2" office:value-type="string">
            <text:p text:style-name="P6">Get to empty terrines zone (+1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6">Pick up empty terrine – <text:span text:style-name="T14">first cycle</text:span> (+1/<text:span text:style-name="T11">terrine</text:span>)</text:p>
            <text:p text:style-name="P12"><text:span text:style-name="T14">F</text:span>rom the second cycle on <text:span text:style-name="T14">(</text:span>+2/terrine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6">Milking positioning (+1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6">Trying to <text:span text:style-name="T6">m</text:span>ilk the cow (+1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6">Milk the cow (+<text:span text:style-name="T12">2</text:span>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6">Cross from the corral zone to the load zone with a terrine <text:span text:style-name="T1">without milk</text:span> (+1)</text:p>
            <text:p text:style-name="P11">(1 chance/trial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6">Cross from the corral zone to the load zone with a terrine <text:span text:style-name="T1">with milk</text:span> (+<text:span text:style-name="T3">2</text:span>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6">Get to milk tank zone (+1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6">Pour the <text:span text:style-name="T1">air</text:span> (no milk inside) from a terrine to the tank (+1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6">Pour the <text:span text:style-name="T1">milk</text:span> from a terrine to the tank (+<text:span text:style-name="T3">2</text:span>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6">Store a terrine on the exchange zone (+1/<text:span text:style-name="T9">terrine</text:span>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6">Amount of milk (ml) inside the <text:span text:style-name="T4">terrine</text:span> (+<text:span text:style-name="T8">0.25/ml</text:span>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6">Amount of milk (ml) inside the milk tank (+<text:span text:style-name="T8">0.5/ml</text:span>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6">Terrine on the floor <text:span text:style-name="T9">or</text:span> outside the field <text:span text:style-name="T10">or</text:span><text:span text:style-name="T2"> </text:span><text:span text:style-name="T10">inside the milk tank</text:span> (-<text:span text:style-name="T5">0.5</text:span>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6"><text:span text:style-name="T7">P</text:span>ush the cow (-1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9">Damage the gloves (-2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6">No show (-1)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7">TOTAL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K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8:44:11.280592354</meta:creation-date>
    <dc:date>2017-11-09T08:09:30.972155488</dc:date>
    <meta:editing-duration>PT1H2M55S</meta:editing-duration>
    <meta:editing-cycles>15</meta:editing-cycles>
    <meta:generator>LibreOffice/4.4.3.2$Linux_X86_64 LibreOffice_project/40m0$Build-2</meta:generator>
    <meta:document-statistic meta:table-count="1" meta:image-count="0" meta:object-count="0" meta:page-count="1" meta:paragraph-count="33" meta:word-count="167" meta:character-count="893" meta:non-whitespace-character-count="756"/>
  </office:meta>
</office:document-meta>
</file>